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7.55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Main Controll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XMEGA128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MEGA128D4-AUR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AL-PAN-D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3920CT-ND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CER-040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2 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5-1235-1-ND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CER-060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4 C5 C6 C8 C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CER-06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CER-0603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CER-080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1745-1-ND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CER-120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TANT-3216-1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3684-1-ND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AJ-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1-021PJ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N337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 M2 M3 M4 M5 M6 M7 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DN337N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1001M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1001M5X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_S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1791-1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-06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5-2512-1-ND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-120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J1-2503A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J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1-2503AM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HD-1X5/90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S_L LEDS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5441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4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2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40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5 R6 R7 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2.20KLRCT-ND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80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3 R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M330CRCT-ND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T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0-1038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CTILE-6MM-SM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1 SW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7CT-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5SB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5SB33(TE85LF)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ML6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ML6040A3OG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T-2.1X6MM</text:p>
          </table:table-cell>
          <table:table-cell office:value-type="string" calcext:value-type="string">
            <text:p>32.768k</text:p>
          </table:table-cell>
          <table:table-cell office:value-type="string" calcext:value-type="string">
            <text:p>X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-8762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1JF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551JFLGY-ND</text:p>
          </table:table-cell>
          <table:table-cell/>
          <table:table-cell office:value-type="string" calcext:value-type="string">
            <text:p>Flanged enclos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ector Receptac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455-2186-ND</text:p>
          </table:table-cell>
          <table:table-cell/>
          <table:table-cell office:value-type="string" calcext:value-type="string">
            <text:p>Remote light sensor c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re AWG #30, 7-strand</text:p>
          </table:table-cell>
          <table:table-cell table:number-columns-repeated="3"/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Remote light sensor c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v 5A power bri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GBW LED Stri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bay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ower Sen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C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J1-2503A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1-2503AM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120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M47KI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PT44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1-1057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1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M1126-ND</text:p>
          </table:table-cell>
          <table:table-cell/>
          <table:table-cell office:value-type="string" calcext:value-type="string">
            <text:p>In-line wire enclos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-ended mono cable. 10'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http://www.ebay.com/itm/3m-Mono-Cable-2-5mm-Male-to-2-5mm-Mono-Jack-Plug-Audio-Lead-006420-/381305263387?hash=item58c790951b:g:WfkAAOSw0e9Uud6B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Remote Light Senso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-CER-060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-CER-06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_SR-5-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1805-1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X2200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-7526-1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ML6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ML6040A3OG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Boost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EIAJ-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00 J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-021PJ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N337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 M2 M3 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DN337N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HD-1X5/90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S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441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4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2 R6 R9 R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 R4 R7 R8 R11 R12 R14 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60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1 R5 R10 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1-4.70KHCT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LP293-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293-4(GBE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1NF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551NFLGY-ND</text:p>
          </table:table-cell>
          <table:table-cell/>
          <table:table-cell office:value-type="string" calcext:value-type="string">
            <text:p>Flanged enclos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x5 Female he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55-2186-ND</text:p>
          </table:table-cell>
          <table:table-cell/>
          <table:table-cell office:value-type="string" calcext:value-type="string">
            <text:p>To redo LED string end 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v 5A power bri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GBW LED Stri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RS232 Bridg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-CER-120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1 C2 C3 C4 C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9H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0924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3232EC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9851-1-N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</table:table>
      <table:table table:name="digikey order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igikey P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1551JF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551JFLGY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1NF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51NFLGY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3232ECD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9851-1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T-2.1X6MM</text:p>
          </table:table-cell>
          <table:table-cell office:value-type="string" calcext:value-type="string">
            <text:p>32.7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-8762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_SR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1791-1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_SR-5-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1805-1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nector Receptac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55-2186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0603</text:p>
          </table:table-cell>
          <table:table-cell office:value-type="string" calcext:value-type="string">
            <text:p>4.7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-4.70KH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X2200G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-7526-1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4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0-1038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PT44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1-1057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C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9H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0924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XMEGA128D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MEGA128D4-AUR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AJ-0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1-021PJ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J1-2503A</text:p>
          </table:table-cell>
          <table:table-cell office:value-type="string" calcext:value-type="string">
            <text:p>2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-2503AM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N337N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N337N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1001M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1001M5X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51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M1126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-1206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M47KI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HD-1X5/90F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5441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5SB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5SB33(TE85LF)CT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LP293-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P293-4(GBE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ML60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ML6040A3OGCT-ND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'digikey order'.F4:'digikey order'.F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22:00:04.223116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22:30:34.882912671</dc:date>
    <dc:creator>Alex </dc:creator>
    <meta:editing-duration>PT33M</meta:editing-duration>
    <meta:editing-cycles>6</meta:editing-cycles>
    <meta:generator>LibreOffice/4.4.3.2$Linux_X86_64 LibreOffice_project/40m0$Build-2</meta:generator>
    <meta:document-statistic meta:table-count="2" meta:cell-count="423" meta:object-count="0"/>
  </office:meta>
</office:document-meta>
</file>